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office:font-face-decls>
  <office:automatic-styles>
    <style:style style:name="P1" style:family="paragraph" style:parent-style-name="Standard">
      <style:text-properties fo:color="#000000" loext:opacity="100%" style:font-name="Arial1" fo:font-size="16pt" officeooo:paragraph-rsid="00174fe0" style:font-size-asian="16pt" style:font-size-complex="16pt"/>
    </style:style>
    <style:style style:name="P2" style:family="paragraph" style:parent-style-name="Text_20_body">
      <style:text-properties fo:color="#000000" loext:opacity="100%" style:font-name="Arial1" fo:font-size="16pt" officeooo:paragraph-rsid="00174fe0" style:font-size-asian="16pt" style:font-size-complex="16pt"/>
    </style:style>
    <style:style style:name="P3" style:family="paragraph" style:parent-style-name="Text_20_body">
      <style:text-properties style:font-name="Arial1" fo:font-size="16pt" officeooo:paragraph-rsid="00174fe0" style:font-size-asian="16pt" style:font-size-complex="16pt"/>
    </style:style>
    <style:style style:name="T1" style:family="text">
      <style:text-properties fo:font-size="16pt" style:font-size-asian="16pt" style:font-size-complex="16pt"/>
    </style:style>
    <style:style style:name="T2" style:family="text">
      <style:text-properties officeooo:rsid="00174fe0"/>
    </style:style>
    <style:style style:name="T3" style:family="text">
      <style:text-properties fo:font-variant="normal" fo:text-transform="none" fo:color="#ececf1" loext:opacity="100%" style:font-name="S hne" fo:font-size="8pt" fo:letter-spacing="normal" fo:font-style="normal" fo:font-weight="normal" style:font-size-asian="16pt" style:font-size-complex="16pt"/>
    </style:style>
    <style:style style:name="T4" style:family="text">
      <style:text-properties fo:font-variant="normal" fo:text-transform="none" fo:color="#ececf1" loext:opacity="100%" fo:font-size="8pt" fo:letter-spacing="normal" fo:font-style="normal" fo:font-weight="normal" style:font-size-asian="16pt" style:font-size-complex="16pt"/>
    </style:style>
    <style:style style:name="T5" style:family="text">
      <style:text-properties fo:font-variant="normal" fo:text-transform="none" fo:color="#ececf1" loext:opacity="100%"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74fe0"/>
    </style:style>
    <style:style style:name="T8" style:family="text">
      <style:text-properties fo:font-variant="normal" fo:text-transform="none" fo:color="#dbdee1" loext:opacity="100%" style:font-name="gg sans" fo:font-size="8pt" fo:letter-spacing="normal" fo:font-style="normal" fo:font-weight="normal" officeooo:rsid="00174fe0"/>
    </style:style>
    <style:style style:name="T9" style:family="text">
      <style:text-properties fo:font-variant="normal" fo:text-transform="none" fo:color="#000000" loext:opacity="100%" style:font-name="Arial1" fo:font-size="16pt" fo:letter-spacing="normal" fo:font-style="normal" fo:font-weight="normal" style:font-size-asian="16pt" style:font-size-complex="16pt"/>
    </style:style>
    <style:style style:name="T10" style:family="text">
      <style:text-properties fo:font-variant="normal" fo:text-transform="none" fo:color="#000000" loext:opacity="100%" style:font-name="Arial1" fo:font-size="16pt" fo:letter-spacing="normal" fo:font-style="normal" fo:font-weight="normal" officeooo:rsid="00174fe0" style:font-size-asian="16pt" style:font-size-complex="16pt"/>
    </style:style>
    <style:style style:name="T11" style:family="text">
      <style:text-properties fo:font-variant="normal" fo:text-transform="none" fo:color="#000000" loext:opacity="100%" fo:letter-spacing="normal" fo:font-style="normal" fo:font-weight="normal" officeooo:rsid="00174fe0"/>
    </style:style>
    <style:style style:name="T12" style:family="text">
      <style:text-properties fo:font-variant="normal" fo:text-transform="none" style:font-name="Arial1" fo:font-size="16pt" fo:letter-spacing="normal" fo:font-style="normal" fo:font-weight="normal" style:font-size-asian="16pt" style:font-size-complex="16pt"/>
    </style:style>
    <style:style style:name="T13" style:family="text">
      <style:text-properties fo:font-variant="normal" fo:text-transform="none" style:font-name="Arial1" fo:font-size="16pt" fo:letter-spacing="normal" fo:font-style="normal" fo:font-weight="normal" officeooo:rsid="00174fe0" style:font-size-asian="16pt" style:font-size-complex="16pt"/>
    </style:style>
    <style:style style:name="T14" style:family="text">
      <style:text-properties fo:font-variant="normal" fo:text-transform="none" style:font-name="Arial1" fo:letter-spacing="normal" fo:font-style="normal" fo:font-weight="normal"/>
    </style:style>
    <style:style style:name="T15" style:family="text">
      <style:text-properties fo:font-variant="normal" fo:text-transform="none" style:font-name="Arial1" fo:letter-spacing="normal" fo:font-style="normal" fo:font-weight="normal" officeooo:rsid="00174fe0"/>
    </style:style>
    <style:style style:name="T16" style:family="text">
      <style:text-properties fo:font-variant="normal" fo:text-transform="none" style:font-name="gg sans" fo:font-size="8pt" fo:letter-spacing="normal" fo:font-style="normal" fo:font-weight="normal" officeooo:rsid="00174fe0"/>
    </style:style>
    <style:style style:name="T17" style:family="text">
      <style:text-properties fo:font-variant="normal" fo:text-transform="none" style:font-name="gg sans" fo:letter-spacing="normal" fo:font-style="normal" fo:font-weight="normal" officeooo:rsid="00174fe0"/>
    </style:style>
    <style:style style:name="T18" style:family="text">
      <style:text-properties fo:font-variant="normal" fo:text-transform="none" fo:color="#d1d5db" loext:opacity="100%" style:font-name="S hne" fo:font-size="8pt" fo:letter-spacing="normal" fo:font-style="normal" fo:font-weight="normal"/>
    </style:style>
    <style:style style:name="T19" style:family="text">
      <style:text-properties fo:font-variant="normal" fo:text-transform="none" fo:color="#d1d5db" loext:opacity="100%" style:font-name="S hne" fo:font-size="8pt" fo:letter-spacing="normal" fo:font-style="normal" fo:font-weight="normal" style:font-size-asian="16pt" style:font-size-complex="16pt"/>
    </style:style>
    <style:style style:name="T20" style:family="text">
      <style:text-properties fo:font-variant="normal" fo:text-transform="none" fo:color="#d1d5db" loext:opacity="100%" style:font-name="S hne" fo:letter-spacing="normal" fo:font-style="normal" fo:font-weight="normal"/>
    </style:style>
    <style:style style:name="T21" style:family="text">
      <style:text-properties fo:font-variant="normal" fo:text-transform="none" fo:color="#d1d5db" loext:opacity="100%" fo:font-size="8pt" fo:letter-spacing="normal" fo:font-style="normal" fo:font-weight="normal"/>
    </style:style>
    <style:style style:name="T22" style:family="text">
      <style:text-properties fo:font-variant="normal" fo:text-transform="none" fo:color="#d1d5db" loext:opacity="100%" fo:letter-spacing="normal" fo:font-style="normal" fo:font-weight="normal"/>
    </style:style>
    <style:style style:name="T23" style:family="text">
      <style:text-properties fo:font-variant="normal" fo:text-transform="none" style:font-name="S hne" fo:letter-spacing="normal" fo:font-style="normal" fo:font-weight="normal"/>
    </style:style>
    <style:style style:name="T24" style:family="text">
      <style:text-properties fo:color="#000000" loext:opacity="100%" style:font-name="Arial1" fo:font-size="16pt" style:font-size-asian="16pt" style:font-size-complex="16pt"/>
    </style:style>
    <style:style style:name="T25" style:family="text">
      <style:text-properties fo:color="#000000" loext:opacity="100%" style:font-name="Arial1" fo:font-size="16pt" officeooo:rsid="00174fe0" style:font-size-asian="16pt" style:font-size-complex="16pt"/>
    </style:style>
    <style:style style:name="T26" style:family="text">
      <style:text-properties style:font-name="Arial1"/>
    </style:style>
    <style:style style:name="T27" style:family="text">
      <style:text-properties style:font-name="Arial1" fo:font-size="16pt" style:font-size-asian="16pt" style:font-size-complex="16pt"/>
    </style:style>
    <style:style style:name="T28" style:family="text">
      <style:text-properties style:font-name="Arial1" fo:font-size="16pt" officeooo:rsid="00174fe0" style:font-size-asian="16pt" style:font-size-complex="16pt"/>
    </style:style>
    <style:style style:name="T29" style:family="text">
      <style:text-properties style:font-name="Arial1" officeooo:rsid="00174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Déclaration des Droits de la Femme et de la Citoyenne est un texte majeur dans l'histoire du féminisme et de la lutte pour l'égalité des sexes. Rédigée en 1791 par la française Olympe de Gouges, cette déclaration revendique l'égalité des droits entre les sexes et remet en cause la domination masculine dans la société. Ce texte est né dans un contexte de mouvement féministe qui se développa à partir du XVIIIème siècle en Europe. Les femmes commencèrent alors à revendiquer leurs droits, leur place dans la société et leur émancipation. Ce mouvement s'est notamment appuyé sur les Lumières et les idéaux de liberté, d'égalité et de fraternité. Cependant, la question de savoir si La Déclaration des Droits de la Femme et de la Citoyenne s'adresse uniquement aux femmes est une problématique importante. En effet, si ce texte a été rédigé par une femme pour défendre les droits des femmes, il peut également être considéré comme une déclaration universelle pour l'ensemble de la société. Ainsi, cette déclaration peut être vue comme un appel à l'égalité et à la justice pour tous les citoyens, indépendamment de leur sexe. Nous pouvons donc nous demander si ce texte a une portée universelle ou s'il est destiné exclusivement aux femmes.Dans cette dissertation, nous <text:span text:style-name="T2">verrons si </text:span><text:span text:style-name="T6">La Déclaration des Droits de la Femme et de la Citoyenne est un texte destiné à l'ensemble des citoyens.</text:span><text:span text:style-name="T7">Ensuite , La Déclaration des Droits de la Femme et de la Citoyenne est un texte adressé aux femmes et pour finir , La Déclaration des Droits de la Femme et de la Citoyenne est un texte à la fois destiné à l'ensemble des citoyens et adressé aux femmes.</text:span></text:p>
      <text:p text:style-name="P1"><text:span text:style-name="T7"/></text:p>
      <text:p text:style-name="P1"><text:span text:style-name="T7"/></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oft-page-break/><text:span text:style-name="T11">La Déclaration des Droits de la Femme et de la Citoyenne est effectivement destinée à l'ensemble des citoyens, car elle a été rédigée dans un contexte de revendication de droits pour les femmes, qui étaient alors considérées comme des citoyennes de seconde classe en France. En ce sens, la Déclaration des Droits de la Femme et de la Citoyenne vise à promouvoir les droits des femmes en tant que citoyennes à part entière, et non pas à les limiter à un groupe spécifique.</text:span></text:p>
      <text:p text:style-name="P3">De plus, la Déclaration des Droits de la Femme et de la Citoyenne s'inspire de la Déclaration des Droits de l'Homme et du Citoyen, qui a été adoptée en 1789 pour garantir les droits fondamentaux des citoyens français. Ainsi, la Déclaration des Droits de la Femme et de la Citoyenne est une extension de cette déclaration, spécifiquement pour inclure les droits des femmes.</text:p>
      <text:p text:style-name="P3">Enfin, la Déclaration des Droits de la Femme et de la Citoyenne est basée sur les mêmes principes que la Déclaration des Droits de l'Homme et du Citoyen, tels que la liberté, l'égalité, la fraternité et la propriété. Ces principes sont universels et s'appliquent à tous les citoyens, quels que soient leur sexe, leur origine ou leur statut social. Ainsi, la Déclaration des Droits de la Femme et de la Citoyenne a pour but de garantir ces mêmes droits aux femmes, en tant que citoyennes à part entière</text:p>
      <text:p text:style-name="P3"/>
      <text:p text:style-name="P3"/>
      <text:p text:style-name="P3"/>
      <text:p text:style-name="P3"/>
      <text:p text:style-name="P3"/>
      <text:p text:style-name="P3"/>
      <text:p text:style-name="P2"/>
      <text:p text:style-name="P2"/>
      <text:p text:style-name="P2"><text:soft-page-break/><text:span text:style-name="T6">La Déclaration des Droits de la Femme et de la Citoyenne met en évidence les inégalités auxquelles les femmes sont confrontées dans la société, telles que la discrimination en matière d'éducation, d'emploi et de droits politiques. Par exemple, l'article 2 de la déclaration déclare que "La femme a le droit de monter sur l'échafaud ; elle doit avoir également celui de monter à la tribune", affirmant ainsi l'égalité entre les sexes dans l'exercice de la parole publique.</text:span> </text:p>
      <text:p text:style-name="P2"><text:span text:style-name="T6">La Déclaration des Droits de la Femme et de la Citoyenne énonce des mesures spécifiques pour garantir l'égalité des droits entre les sexes, telles que l'accès des femmes à l'éducation, à l'emploi et aux fonctions publiques, ainsi que la possibilité pour les femmes de recevoir une rémunération égale à celle des hommes pour un travail de même valeur. Par exemple, l'article 6 affirme que "la loi doit être l'expression de la volonté générale ; toutes les Citoyennes et Citoyens doivent concourir personnellement ou par leurs représentants à sa formation ; elle doit être la même pour tous ; toutes les Citoyennes et tous les Citoyens, étant égaux à ses yeux, doivent être également admissibles à toutes dignités, places et emplois publics, selon leur capacité, et sans autre distinction que celle de leurs vertus et de leurs talents".</text:span> </text:p>
      <text:p text:style-name="P2"><text:span text:style-name="T6">La Déclaration des Droits de la Femme et de la Citoyenne encourage les femmes à se mobiliser pour faire valoir leurs droits et leur place dans la société, notamment en appelant à la création d'associations de femmes pour défendre leurs intérêts et à l'éducation des filles pour les préparer à jouer un rôle actif dans la société. Par exemple, l'article 17 déclare que "les droits de la femme doivent être défendus par les citoyens et les citoyennes", incitant ainsi les femmes et les hommes à s'unir pour lutter contre les inégalités.</text:span> </text:p>
      <text:p text:style-name="P2"/>
      <text:p text:style-name="P2"/>
      <text:p text:style-name="P2"><text:soft-page-break/><text:span text:style-name="T6">La Déclaration des Droits de la Femme et de la Citoyenne s'adresse à toutes les femmes, quelles que soient leur classe sociale ou leur origine. Ce texte reconnaît l'existence d'une oppression spécifique des femmes, qui est indépendante de leur classe sociale ou de leur origine. Ainsi, toutes les femmes, qu'elles soient riches ou pauvres, blanches ou noires, sont concernées par cette déclaration qui vise à garantir leurs droits.</text:span> </text:p>
      <text:p text:style-name="P2"><text:span text:style-name="T6">La Déclaration des Droits de la Femme et de la Citoyenne appelle à la participation active des femmes dans la vie politique et civique, faisant ainsi d'elle un texte destiné à l'ensemble des citoyens. En appelant à la participation des femmes dans la vie politique et civique, ce texte vise à inclure les femmes dans la sphère publique et à leur donner une voix dans les décisions qui les concernent. Cela en fait un texte destiné à l'ensemble des citoyens, hommes et femmes, qui aspirent à une société plus démocratique et inclusive.</text:span> </text:p>
      <text:p text:style-name="P2"><text:span text:style-name="T6">La Déclaration des Droits de la Femme et de la Citoyenne propose des mesures spécifiques pour garantir les droits des femmes, tout en restant dans le cadre des principes de liberté, d'égalité et de fraternité énoncés dans la Déclaration des Droits de l'Homme et du Citoyen. Cette déclaration ne remet pas en cause les principes fondamentaux énoncés dans la Déclaration des Droits de l'Homme et du Citoyen, mais propose des mesures spécifiques pour garantir les droits des femmes, qui ont été historiquement exclus de la sphère publique. Ces mesures incluent le droit à l'éducation, le droit au travail et à l'égalité salariale, ainsi que le droit de vote et d'éligibilité.</text:span> </text:p>
      <text:p text:style-name="P2"/>
      <text:p text:style-name="P2"/>
      <text:p text:style-name="P2"/>
      <text:p text:style-name="P2"/>
      <text:p text:style-name="P2"/>
      <text:p text:style-name="P2"><text:soft-page-break/>Nous pouvons dire qu’il est clair que la Déclaration des Droits de la Femme et de la Citoyenne n'est pas un texte uniquement destiné aux femmes. Bien qu'il ait été écrit par une femme pour défendre les droits des femmes, le texte a une portée universelle et s'adresse à l'ensemble de la société. Il vise à remettre en cause les stéréotypes de genre, à favoriser l'émancipation des femmes et leur pleine intégration dans la société, ainsi qu'à souligner l'importance de la participation des femmes à la vie politique et sociale. Le texte est également destiné à toutes les personnes qui ont été touchées par les injustices et les discriminations, et qui se battent pour la justice et l'égalité. En conclusion, la Déclaration des Droits de la Femme et de la Citoyenne est un texte qui défend les droits des femmes, mais qui va au-delà de cette seule question. Il est destiné à l'ensemble de la société, car il appelle à un changement profond des mentalités et des comportements pour lutter contre les discriminations et pour l'égalité des sexes. Ce texte est donc un appel à l'action pour toutes les personnes qui croient en l'égalité des droits entre les sexes et qui sont prêtes à se battre pour les droits humains de manière universelle. En guise d'ouverture sur une autre question, il est intéressant de se demander dans quelle mesure les revendications de la Déclaration des Droits de la Femme et de la Citoyenne ont été réalisées dans les sociétés contemporaines. Malgré les progrès accomplis en matière d'égalité des sexes, les femmes sont encore confrontées à de nombreuses discriminations et inégalités dans tous les domaines de la vie. Il est donc important de poursuivre les luttes pour les droits des femmes et pour l'égalité des sexes, en s'inspirant des revendications universelles de la Déclaration des Droits de la Femme et de la Citoyenn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23:16:41.847000000</meta:creation-date>
    <dc:date>2023-04-05T00:04:40.871000000</dc:date>
    <meta:editing-duration>PT48M1S</meta:editing-duration>
    <meta:editing-cycles>2</meta:editing-cycles>
    <meta:generator>LibreOffice/7.4.2.3$Windows_X86_64 LibreOffice_project/382eef1f22670f7f4118c8c2dd222ec7ad009daf</meta:generator>
    <meta:document-statistic meta:table-count="0" meta:image-count="0" meta:object-count="0" meta:page-count="5" meta:paragraph-count="11" meta:word-count="1399" meta:character-count="8318" meta:non-whitespace-character-count="6923"/>
  </office:meta>
</office:document-meta>
</file>